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4fd" officeooo:paragraph-rsid="000514fd"/>
    </style:style>
    <style:style style:name="T1" style:family="text">
      <style:text-properties officeooo:rsid="00058328"/>
    </style:style>
    <style:style style:name="T2" style:family="text">
      <style:text-properties officeooo:rsid="00073023"/>
    </style:style>
    <style:style style:name="T3" style:family="text">
      <style:text-properties officeooo:rsid="00056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e McLain</text:p>
      <text:p text:style-name="P1">Foundation Module 1 Lab</text:p>
      <text:p text:style-name="P1"/>
      <text:p text:style-name="P1"><text:tab/><text:span text:style-name="T1">I’m assuming a little bit based on previous knowledge because I don’t feel the module went over how this skill will help in the field. But, from this lab, I learned that configuring a virtual router is very similar (and even easier than navigating IOS) to setting up a physical router. Set up the interfaces, set up a default route, and </text:span><text:span text:style-name="T2">test connectivity. The only major difference was needing to commit all the changes.</text:span><text:span text:style-name="T3"> One particular use </text:span><text:span text:style-name="T2">for this could be</text:span><text:span text:style-name="T3"> to set up a safe way to test new configurations for a network or help train interested people in managing networks. It </text:span><text:span text:style-name="T2">could</text:span><text:span text:style-name="T3"> also help with networking between virtual machines or container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14:56:58.178310973</meta:creation-date>
    <dc:date>2025-10-10T15:23:53.502441563</dc:date>
    <meta:editing-duration>PT6M14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1" meta:paragraph-count="3" meta:word-count="119" meta:character-count="683" meta:non-whitespace-character-count="566"/>
  </office:meta>
</office:document-meta>
</file>